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6.036cm" style:rel-column-width="22482*"/>
    </style:style>
    <style:style style:name="Table1.B" style:family="table-column">
      <style:table-column-properties style:column-width="11.559cm" style:rel-column-width="4305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Contents_20_1">
      <style:paragraph-properties>
        <style:tab-stops>
          <style:tab-stop style:position="17.59cm" style:type="right" style:leader-style="dotted" style:leader-text="."/>
        </style:tab-stops>
      </style:paragraph-properties>
    </style:style>
    <style:style style:name="P4" style:family="paragraph" style:parent-style-name="Contents_20_2">
      <style:paragraph-properties>
        <style:tab-stops>
          <style:tab-stop style:position="17.09cm" style:type="right" style:leader-style="dotted" style:leader-text="."/>
        </style:tab-stops>
      </style:paragraph-properties>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paragraph-properties fo:margin-left="0cm" fo:margin-right="0cm" fo:text-indent="0cm" style:auto-text-indent="false"/>
    </style:style>
    <style:style style:name="P9" style:family="paragraph" style:parent-style-name="Standard" style:list-style-name="L4">
      <style:paragraph-properties fo:margin-left="0cm" fo:margin-right="0cm" fo:text-indent="0cm" style:auto-text-indent="false"/>
    </style:style>
    <style:style style:name="P10" style:family="paragraph" style:parent-style-name="Standard" style:list-style-name="L5">
      <style:paragraph-properties fo:margin-left="0cm" fo:margin-right="0cm" fo:text-indent="0cm" style:auto-text-indent="false"/>
    </style:style>
    <style:style style:name="P11" style:family="paragraph" style:parent-style-name="Heading_20_2">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Preformatted_20_Text">
      <style:paragraph-properties fo:margin-left="0cm" fo:margin-right="0cm" fo:text-indent="0cm" style:auto-text-indent="false"/>
    </style:style>
    <style:style style:name="P14" style:family="paragraph" style:parent-style-name="Text_20_body" style:list-style-name="L7">
      <style:paragraph-properties fo:margin-left="0cm" fo:margin-right="0cm" fo:text-indent="0cm" style:auto-text-indent="false"/>
    </style:style>
    <style:style style:name="P15" style:family="paragraph" style:parent-style-name="Text_20_body" style:list-style-name="L8">
      <style:paragraph-properties fo:margin-left="0cm" fo:margin-right="0cm" fo:text-indent="0cm" style:auto-text-indent="false"/>
    </style:style>
    <style:style style:name="T1" style:family="text">
      <style:text-properties style:font-name="Courier New"/>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2.053cm" text:min-label-width="0.635cm"/>
        <style:text-properties style:font-name="StarSymbol"/>
      </text:list-level-style-bullet>
      <text:list-level-style-bullet text:level="3" text:style-name="Bullet_20_Symbols" style:num-suffix="." text:bullet-char="–">
        <style:list-level-properties text:space-before="3.778cm" text:min-label-width="0.635cm"/>
        <style:text-properties style:font-name="StarSymbol"/>
      </text:list-level-style-bullet>
      <text:list-level-style-bullet text:level="4" text:style-name="Bullet_20_Symbols" style:num-suffix="." text:bullet-char="–">
        <style:list-level-properties text:space-before="5.503cm" text:min-label-width="0.635cm"/>
        <style:text-properties style:font-name="StarSymbol"/>
      </text:list-level-style-bullet>
      <text:list-level-style-bullet text:level="5" text:style-name="Bullet_20_Symbols" style:num-suffix="." text:bullet-char="–">
        <style:list-level-properties text:space-before="7.228cm" text:min-label-width="0.635cm"/>
        <style:text-properties style:font-name="StarSymbol"/>
      </text:list-level-style-bullet>
      <text:list-level-style-bullet text:level="6" text:style-name="Bullet_20_Symbols" style:num-suffix="." text:bullet-char="–">
        <style:list-level-properties text:space-before="8.954cm" text:min-label-width="0.635cm"/>
        <style:text-properties style:font-name="StarSymbol"/>
      </text:list-level-style-bullet>
      <text:list-level-style-bullet text:level="7" text:style-name="Bullet_20_Symbols" style:num-suffix="." text:bullet-char="–">
        <style:list-level-properties text:space-before="10.679cm" text:min-label-width="0.635cm"/>
        <style:text-properties style:font-name="StarSymbol"/>
      </text:list-level-style-bullet>
      <text:list-level-style-bullet text:level="8" text:style-name="Bullet_20_Symbols" style:num-suffix="." text:bullet-char="–">
        <style:list-level-properties text:space-before="12.404cm" text:min-label-width="0.635cm"/>
        <style:text-properties style:font-name="StarSymbol"/>
      </text:list-level-style-bullet>
      <text:list-level-style-bullet text:level="9" text:style-name="Bullet_20_Symbols" style:num-suffix="." text:bullet-char="–">
        <style:list-level-properties text:space-before="14.129cm" text:min-label-width="0.635cm"/>
        <style:text-properties style:font-name="StarSymbol"/>
      </text:list-level-style-bullet>
      <text:list-level-style-bullet text:level="10" text:style-name="Bullet_20_Symbols" style:num-suffix="." text:bullet-char="–">
        <style:list-level-properties text:space-before="15.854cm" text:min-label-width="0.635cm"/>
        <style:text-properties style:font-name="StarSymbol"/>
      </text:list-level-style-bullet>
    </text:list-style>
    <text:list-style style:name="L2">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text:list-style style:name="L3">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PE <text:s/>User Guide.</text:p>
      <text:p text:style-name="P2">Grad-Soft Ltd, Kiev. Ukraine.</text:p>
      <text:p text:style-name="P2"><text:a xlink:type="simple" xlink:href="http://www.gradsoft.ua/">http://www.gradsoft.ua</text:a></text:p>
      <text:p text:style-name="P2"/>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Introduction<text:tab/>1</text:p>
          <text:p text:style-name="P3">Invoking <text:s/>JPE<text:tab/>3</text:p>
          <text:p text:style-name="P4">Command Line<text:tab/>4</text:p>
          <text:p text:style-name="P4">Integration with Ant.<text:tab/>4</text:p>
          <text:p text:style-name="P3">Optimizations.<text:tab/>6</text:p>
          <text:p text:style-name="P4">Devirtualization.<text:tab/>6</text:p>
          <text:p text:style-name="P4">Unreachable code elimination.<text:tab/>7</text:p>
          <text:p text:style-name="P3">Document attributes.<text:tab/>8</text:p>
        </text:index-body>
      </text:table-of-content>
      <text:p text:style-name="Standard"/>
      <text:h text:style-name="Heading_20_1" text:outline-level="1">Introduction</text:h>
      <text:p text:style-name="Standard"/>
      <text:p text:style-name="Standard">JPE is a tool for partial evaluation for <text:s/>java source code. Primary usage is <text:s/>a specialization of codebase (especially in J2ME area): we can look at the partial evaluator as 'the right way' to do preprocessing. <text:s/>Another usage is <text:s/>applying some set of optimization techniques, such as devirtualization of method calls or elimination of unused code.</text:p>
      <text:p text:style-name="Standard"/>
      <text:p text:style-name="Standard">So, let we have some program, which must exists in few different versions with slightly different behavior. For example when must exists few versions of the same program for different hardware platforms or must exists demo and production versions.</text:p>
      <text:p text:style-name="Standard"/>
      <text:p text:style-name="Standard">Usual approach is to maintain one codebase for all <text:s/>versions and perform conditional compilation with some form of preprocessing and <text:s/>file substitutions. This approach <text:s/>have few drawbacks, <text:s/>among them:</text:p>
      <text:list text:style-name="L1">
        <text:list-item>
          <text:p text:style-name="P5">preprocessor language break using of IDE features and code analysis tools.</text:p>
        </text:list-item>
        <text:list-item>
          <text:p text:style-name="P5">it is necessary to maintain complex script for performing version generation</text:p>
        </text:list-item>
        <text:list-item>
          <text:p text:style-name="P5">mixture of preprocessor and target language is harder to understand and optimize.</text:p>
        </text:list-item>
      </text:list>
      <text:p text:style-name="Standard"/>
      <text:p text:style-name="Standard">Using of <text:s/>JPE can greatly simplicity maintenance of such software by using Java source transformations instead <text:s/>another language preprocessing. <text:s/>How it works: <text:s/>user must describe set of constants, from which versions are depended as special class. <text:s/>(For example, name one 'CompileTimeConstants', than use this constants for performing conditional <text:s/>behavior in usual java statements. Than call java partial evaluator, pass to one which will eliminate all compile time constants in program and perform symbolic simplification of <text:s/>received code. So, it is possible to develop and debug generalized version of program, but deploy and distribute specialized version.</text:p>
      <text:p text:style-name="Standard"/>
      <text:p text:style-name="Standard">One simple example: <text:s/>let we have generate two java files:</text:p>
      <text:p text:style-name="Standard"/>
      <text:p text:style-name="Standard">Main.java:</text:p>
      <text:p text:style-name="Standard"/>
      <text:p text:style-name="Preformatted_20_Text">package com.mycompany.test;</text:p>
      <text:p text:style-name="Preformatted_20_Text">import static com.mycompany.test.CompileTimeConstants;</text:p>
      <text:p text:style-name="Preformatted_20_Text"/>
      <text:p text:style-name="Preformatted_20_Text">public class Main</text:p>
      <text:p text:style-name="Preformatted_20_Text">{</text:p>
      <text:p text:style-name="Preformatted_20_Text"><text:s text:c="2"/>public static void main(String[] <text:s/>args)</text:p>
      <text:p text:style-name="Preformatted_20_Text"><text:s text:c="2"/>{ </text:p>
      <text:p text:style-name="Preformatted_20_Text"><text:s text:c="4"/>if (DEBUG) {</text:p>
      <text:p text:style-name="Preformatted_20_Text"><text:s text:c="6"/>System.out.println(“Enter main”);</text:p>
      <text:p text:style-name="Preformatted_20_Text"><text:s text:c="4"/>} <text:s text:c="2"/></text:p>
      <text:p text:style-name="Preformatted_20_Text"><text:s text:c="4"/>System.out.println(“My program, version “+VERSION);</text:p>
      <text:p text:style-name="Preformatted_20_Text"><text:s text:c="4"/>if (DEBUG) {</text:p>
      <text:p text:style-name="Preformatted_20_Text"><text:s text:c="6"/>System.out.println(“That's all”);</text:p>
      <text:p text:style-name="Preformatted_20_Text"><text:s text:c="4"/>} <text:s text:c="2"/></text:p>
      <text:p text:style-name="Preformatted_20_Text"><text:s text:c="2"/>}</text:p>
      <text:p text:style-name="Preformatted_20_Text">} </text:p>
      <text:p text:style-name="Preformatted_20_Text"/>
      <text:p text:style-name="Standard">and <text:s/>CompileTimeConstants.java:</text:p>
      <text:p text:style-name="Standard"/>
      <text:p text:style-name="Standard"/>
      <text:p text:style-name="Standard"/>
      <text:p text:style-name="Preformatted_20_Text">package test;</text:p>
      <text:p text:style-name="Preformatted_20_Text"/>
      <text:p text:style-name="Preformatted_20_Text">public class CompileTimeConstants</text:p>
      <text:p text:style-name="Preformatted_20_Text">{</text:p>
      <text:p text:style-name="Preformatted_20_Text"><text:s text:c="2"/>public static final <text:s/>boolean <text:s/>DEBUG = true;</text:p>
      <text:p text:style-name="Preformatted_20_Text"><text:s text:c="2"/>public static final <text:s/>double <text:s text:c="3"/>VERSION = 3.1415926;</text:p>
      <text:p text:style-name="Preformatted_20_Text">}</text:p>
      <text:p text:style-name="Preformatted_20_Text"/>
      <text:p text:style-name="Preformatted_20_Text"/>
      <text:p text:style-name="Standard">which situated in test subdirectory of <text:s/>some input directory.</text:p>
      <text:p text:style-name="Standard"/>
      <text:p text:style-name="Standard">After processing those directory with JPE with values, for example: DEBUG=true, VERSION=2.7186, in test subdirectory of <text:s/>output directory we will have:</text:p>
      <text:p text:style-name="Standard"/>
      <text:p text:style-name="Standard">Main.java:</text:p>
      <text:p text:style-name="Standard"/>
      <text:p text:style-name="Preformatted_20_Text">package com.mycompany.test;</text:p>
      <text:p text:style-name="Preformatted_20_Text"/>
      <text:p text:style-name="Preformatted_20_Text">public class Main</text:p>
      <text:p text:style-name="Preformatted_20_Text">{</text:p>
      <text:p text:style-name="Preformatted_20_Text"><text:s text:c="2"/>public static void main(String[] <text:s/>args)</text:p>
      <text:p text:style-name="Preformatted_20_Text"><text:s text:c="2"/>{ </text:p>
      <text:p text:style-name="Preformatted_20_Text"><text:s text:c="3"/>{</text:p>
      <text:p text:style-name="Preformatted_20_Text"><text:s text:c="4"/>java.lang.System.out.println(“Enter main”);</text:p>
      <text:p text:style-name="Preformatted_20_Text"><text:s text:c="3"/>}</text:p>
      <text:p text:style-name="Preformatted_20_Text"><text:s text:c="3"/>java.lang.System.out.println(“My program, version 2.7186“);</text:p>
      <text:p text:style-name="Preformatted_20_Text"><text:s text:c="3"/>{</text:p>
      <text:p text:style-name="Preformatted_20_Text"><text:s text:c="4"/>java.lang.System.out.println(“That's all”);</text:p>
      <text:p text:style-name="Preformatted_20_Text"><text:s text:c="3"/>}</text:p>
      <text:p text:style-name="Preformatted_20_Text"><text:s text:c="2"/>}</text:p>
      <text:p text:style-name="Preformatted_20_Text">} </text:p>
      <text:p text:style-name="Preformatted_20_Text"/>
      <text:p text:style-name="Standard">and in <text:s/>CompileTimeConstants.java we will have:</text:p>
      <text:p text:style-name="Standard"/>
      <text:p text:style-name="Standard"/>
      <text:p text:style-name="Preformatted_20_Text">package test;</text:p>
      <text:p text:style-name="Preformatted_20_Text"/>
      <text:p text:style-name="Preformatted_20_Text">public class CompileTimeConstants</text:p>
      <text:p text:style-name="Preformatted_20_Text">{</text:p>
      <text:p text:style-name="Preformatted_20_Text"><text:s text:c="2"/>public static final <text:s/>boolean <text:s/>DEBUG = true;</text:p>
      <text:p text:style-name="Preformatted_20_Text"><text:s text:c="2"/>public static final <text:s/>double <text:s text:c="3"/>VERSION = 2.7186;</text:p>
      <text:p text:style-name="Preformatted_20_Text">}</text:p>
      <text:p text:style-name="Preformatted_20_Text"/>
      <text:p text:style-name="Preformatted_20_Text"/>
      <text:p text:style-name="Standard">Now, if we will rerun JPE with values DEBUG=false, VERSION=1.1 then we receive:</text:p>
      <text:p text:style-name="Standard"/>
      <text:p text:style-name="Standard">Main.java:</text:p>
      <text:p text:style-name="Standard"/>
      <text:p text:style-name="Preformatted_20_Text"><text:bookmark-start text:name="DDE_LINK2"/>package com.mycompany.test;</text:p>
      <text:p text:style-name="Preformatted_20_Text"/>
      <text:p text:style-name="Preformatted_20_Text">public class Main</text:p>
      <text:p text:style-name="Preformatted_20_Text">{</text:p>
      <text:p text:style-name="Preformatted_20_Text"><text:s text:c="2"/>public static void main(String[] <text:s/>args)</text:p>
      <text:p text:style-name="Preformatted_20_Text"><text:s text:c="2"/>{ </text:p>
      <text:p text:style-name="Preformatted_20_Text"><text:s text:c="3"/>java.lang.System.out.println(“My program, version 1.1“);</text:p>
      <text:p text:style-name="Preformatted_20_Text"><text:s text:c="2"/>}</text:p>
      <text:p text:style-name="Preformatted_20_Text">}<text:bookmark-end text:name="DDE_LINK2"/> </text:p>
      <text:p text:style-name="Preformatted_20_Text"/>
      <text:p text:style-name="Standard">CompileTimeConstants.java:</text:p>
      <text:p text:style-name="Standard"/>
      <text:p text:style-name="Preformatted_20_Text">package test;</text:p>
      <text:p text:style-name="Preformatted_20_Text"/>
      <text:p text:style-name="Preformatted_20_Text">public class CompileTimeConstants</text:p>
      <text:p text:style-name="Preformatted_20_Text">{</text:p>
      <text:p text:style-name="Preformatted_20_Text"><text:s text:c="2"/>public static final <text:s/>boolean <text:s/>DEBUG = false;</text:p>
      <text:p text:style-name="Preformatted_20_Text"><text:s text:c="2"/>public static final <text:s/>double <text:s text:c="3"/>VERSION = 1.1;</text:p>
      <text:p text:style-name="Preformatted_20_Text">}</text:p>
      <text:p text:style-name="Preformatted_20_Text"/>
      <text:p text:style-name="Text_20_body">Additionally we can invoke global optimization, such as devirtualization and reachability analysis. <text:s/>In such case <text:span text:style-name="T1">CompileTimeConstants.java</text:span> will be eliminated as unreachable, <text:span text:style-name="T1">Main</text:span> will looks like:</text:p>
      <text:p text:style-name="Preformatted_20_Text">package com.mycompany.test;</text:p>
      <text:p text:style-name="Preformatted_20_Text"/>
      <text:p text:style-name="Preformatted_20_Text">public final class Main</text:p>
      <text:p text:style-name="Preformatted_20_Text">{</text:p>
      <text:p text:style-name="Preformatted_20_Text"><text:s text:c="2"/>public static void main(String[] <text:s/>args)</text:p>
      <text:p text:style-name="Preformatted_20_Text"><text:s text:c="2"/>{ </text:p>
      <text:p text:style-name="Preformatted_20_Text"><text:s text:c="3"/>java.lang.System.out.println(“My program, version 1.1“);</text:p>
      <text:p text:style-name="Preformatted_20_Text"><text:s text:c="2"/>}</text:p>
      <text:p text:style-name="Preformatted_20_Text">}</text:p>
      <text:p text:style-name="Preformatted_20_Text"/>
      <text:h text:style-name="Heading_20_1" text:outline-level="1">Invoking <text:s/>JPE</text:h>
      <text:p text:style-name="Standard"/>
      <text:p text:style-name="Standard">JPE can be invoked from command line or ant script. <text:s/>All requirements to programming environment: use JDK-1.6 or later.</text:p>
      <text:h text:style-name="Heading_20_2" text:outline-level="2">Command Line</text:h>
      <text:p text:style-name="Standard"/>
      <text:p text:style-name="Standard">JPE can be invoked from command line with main class <text:span text:style-name="T2">ua.gradsoft.jpe.Main</text:span><text:span text:style-name="T3">, <text:s/>classpath from jars in </text:span><text:span text:style-name="T2">lib</text:span><text:span text:style-name="T3"> subdirectory of distribution and</text:span> next options:</text:p>
      <text:p text:style-name="Standard"/>
      <table:table table:name="Table1" table:style-name="Table1">
        <table:table-column table:style-name="Table1.A"/>
        <table:table-column table:style-name="Table1.B"/>
        <table:table-row>
          <table:table-cell table:style-name="Table1.A1" office:value-type="string">
            <text:p text:style-name="Table_20_Contents">--input-dir <text:s text:c="2"/>&lt;argument&gt;</text:p>
          </table:table-cell>
          <table:table-cell table:style-name="Table1.B1" office:value-type="string">
            <text:p text:style-name="Table_20_Contents">Input directory to process.</text:p>
          </table:table-cell>
        </table:table-row>
        <table:table-row>
          <table:table-cell table:style-name="Table1.A2" office:value-type="string">
            <text:p text:style-name="Table_20_Contents">--include-dir &lt;argument&gt;</text:p>
          </table:table-cell>
          <table:table-cell table:style-name="Table1.B2" office:value-type="string">
            <text:p text:style-name="Table_20_Contents">Sources, from which processed sources are depend, are situated in directory &lt;argument&gt;. <text:s/>This option can be specified multiple times.</text:p>
          </table:table-cell>
        </table:table-row>
        <table:table-row>
          <table:table-cell table:style-name="Table1.A2" office:value-type="string">
            <text:p text:style-name="Table_20_Contents">--include-jar &lt;argument&gt;</text:p>
          </table:table-cell>
          <table:table-cell table:style-name="Table1.B2" office:value-type="string">
            <text:p text:style-name="Table_20_Contents">Specify <text:s/>&lt;argument&gt; <text:s/>as jar archive, where classes, from which processed sources are depend. This option can be specified multiple times.</text:p>
          </table:table-cell>
        </table:table-row>
        <table:table-row>
          <table:table-cell table:style-name="Table1.A2" office:value-type="string">
            <text:p text:style-name="Table_20_Contents">--output-dir &lt;argument&gt;</text:p>
          </table:table-cell>
          <table:table-cell table:style-name="Table1.B2" office:value-type="string">
            <text:p text:style-name="Table_20_Contents">Specify &lt;argument&gt; as directory, where result will be placed.</text:p>
          </table:table-cell>
        </table:table-row>
        <table:table-row>
          <table:table-cell table:style-name="Table1.A2" office:value-type="string">
            <text:p text:style-name="Table_20_Contents">--jpehome &lt;argument&gt;</text:p>
          </table:table-cell>
          <table:table-cell table:style-name="Table1.B2" office:value-type="string">
            <text:p text:style-name="Table_20_Contents">Specify &lt;argument&gt; as directory, where jpe is installed.</text:p>
          </table:table-cell>
        </table:table-row>
        <table:table-row>
          <table:table-cell table:style-name="Table1.A2" office:value-type="string">
            <text:p text:style-name="Table_20_Contents">--ct-class &lt;argument&gt;</text:p>
          </table:table-cell>
          <table:table-cell table:style-name="Table1.B2" office:value-type="string">
            <text:p text:style-name="Table_20_Contents">Specify &lt;argument&gt; as name of class, where compile-time constants are defined.</text:p>
          </table:table-cell>
        </table:table-row>
        <table:table-row>
          <table:table-cell table:style-name="Table1.A2" office:value-type="string">
            <text:p text:style-name="Table_20_Contents">--value-pair &lt;name&gt; &lt;value&gt;</text:p>
          </table:table-cell>
          <table:table-cell table:style-name="Table1.B2" office:value-type="string">
            <text:p text:style-name="Table_20_Contents">Specify &lt;name&gt; and &lt;value&gt; as name and value of compile time constant. In c-class must be defined field with name &lt;name&gt;. <text:s/>Value must be java literal. <text:s/>Note, that in demo version of JPE only two value-pair arguments can be handled.</text:p>
          </table:table-cell>
        </table:table-row>
        <table:table-row>
          <table:table-cell table:style-name="Table1.A2" office:value-type="string">
            <text:p text:style-name="Table_20_Contents">--disable-class &lt;classname&gt;</text:p>
          </table:table-cell>
          <table:table-cell table:style-name="Table1.B2" office:value-type="string">
            <text:p text:style-name="Table_20_Contents">Instruct JPE does not perform symbolic simplifications in class &lt;classname&gt;</text:p>
          </table:table-cell>
        </table:table-row>
        <table:table-row>
          <table:table-cell table:style-name="Table1.A2" office:value-type="string">
            <text:p text:style-name="Table_20_Contents">--create-output-dir</text:p>
          </table:table-cell>
          <table:table-cell table:style-name="Table1.B2" office:value-type="string">
            <text:p text:style-name="Table_20_Contents">Instruct JPE to create output dir if needed.</text:p>
          </table:table-cell>
        </table:table-row>
        <table:table-row>
          <table:table-cell table:style-name="Table1.A2" office:value-type="string">
            <text:p text:style-name="Table_20_Contents">--silent</text:p>
          </table:table-cell>
          <table:table-cell table:style-name="Table1.B2" office:value-type="string">
            <text:p text:style-name="Table_20_Contents">Be silent. <text:s/>Disabled in demo version.</text:p>
          </table:table-cell>
        </table:table-row>
        <table:table-row>
          <table:table-cell table:style-name="Table1.A2" office:value-type="string">
            <text:p text:style-name="Table_20_Contents">--debugLevel &lt;level&gt;</text:p>
          </table:table-cell>
          <table:table-cell table:style-name="Table1.B2" office:value-type="string">
            <text:p text:style-name="Table_20_Contents">Set debugLevel to &lt;level&gt;. Level must be integer from one to 10. Disabled in demo version.</text:p>
          </table:table-cell>
        </table:table-row>
        <table:table-row>
          <table:table-cell table:style-name="Table1.A2" office:value-type="string">
            <text:p text:style-name="Table_20_Contents">--dump</text:p>
          </table:table-cell>
          <table:table-cell table:style-name="Table1.B2" office:value-type="string">
            <text:p text:style-name="Table_20_Contents">Dump terms of input and transformed sources. (Disabled in demo version)</text:p>
          </table:table-cell>
        </table:table-row>
        <table:table-row>
          <table:table-cell table:style-name="Table1.A2" office:value-type="string">
            <text:p text:style-name="Table_20_Contents">--devirtualization-opts</text:p>
          </table:table-cell>
          <table:table-cell table:style-name="Table1.B2" office:value-type="string">
            <text:p text:style-name="Table_20_Contents">Devirtualization options. <text:s/>Will be described <text:s/>later in chapter about optimzations.</text:p>
          </table:table-cell>
        </table:table-row>
        <table:table-row>
          <table:table-cell table:style-name="Table1.A2" office:value-type="string">
            <text:p text:style-name="Table_20_Contents">--elimination-opts</text:p>
          </table:table-cell>
          <table:table-cell table:style-name="Table1.B2" office:value-type="string">
            <text:p text:style-name="Table_20_Contents">Options for code elimination. Will be described later</text:p>
          </table:table-cell>
        </table:table-row>
      </table:table>
      <text:p text:style-name="Standard"/>
      <text:p text:style-name="Standard"/>
      <text:p text:style-name="Standard"/>
      <text:h text:style-name="Heading_20_2" text:outline-level="2">Integration with Ant.</text:h>
      <text:p text:style-name="Standard"/>
      <text:p text:style-name="Standard"/>
      <text:p text:style-name="Standard">It is possible to use JPE from ant. <text:s/>At first, we need <text:s/>to define task:</text:p>
      <text:p text:style-name="Standard"/>
      <text:p text:style-name="Preformatted_20_Text"/>
      <text:p text:style-name="Preformatted_20_Text"><text:s text:c="4"/>&lt;taskdef name="jpe" classname="ua.gradsoft.jpe.ant.JPETask"&gt;</text:p>
      <text:p text:style-name="Preformatted_20_Text"><text:s text:c="6"/>&lt;classpath&gt;</text:p>
      <text:p text:style-name="Preformatted_20_Text"><text:s text:c="8"/>&lt;pathelement location="${jpehome}/lib/JPE.jar" /&gt;</text:p>
      <text:p text:style-name="Preformatted_20_Text"><text:s text:c="8"/>&lt;pathelement location="${jpehome}/lib/TermWare2.jar" /&gt;</text:p>
      <text:p text:style-name="Preformatted_20_Text"><text:s text:c="8"/>&lt;pathelement location="${jpehome}/lib/JavaChecker2.jar" /&gt;</text:p>
      <text:p text:style-name="Preformatted_20_Text"><text:s text:c="8"/>&lt;pathelement location="${jpehome}/lib/JavaChecker2Annotations.jar" /&gt;</text:p>
      <text:p text:style-name="Preformatted_20_Text"><text:s text:c="8"/>&lt;pathelement location="${jpehome}/lib/TermWareJPP.jar" /&gt;</text:p>
      <text:p text:style-name="Preformatted_20_Text"><text:s text:c="6"/>&lt;/classpath&gt;</text:p>
      <text:p text:style-name="Preformatted_20_Text"><text:s text:c="4"/>&lt;/taskdef&gt;</text:p>
      <text:p text:style-name="Preformatted_20_Text"/>
      <text:p text:style-name="Preformatted_20_Text"/>
      <text:p text:style-name="Standard">then we can use task with the following attributes:</text:p>
      <text:list text:style-name="L2">
        <text:list-item>
          <text:p text:style-name="P6">jpehome – required. <text:s/>Must be set to directory, where jpe is installed.</text:p>
        </text:list-item>
        <text:list-item>
          <text:p text:style-name="P6">input – required. Must be set to input directory.</text:p>
        </text:list-item>
        <text:list-item>
          <text:p text:style-name="P6">output – required. Must be set to output directory.</text:p>
        </text:list-item>
        <text:list-item>
          <text:p text:style-name="P6">createOutputDir – optional. Must be set to true or false. When true – output dir is created when absent.</text:p>
        </text:list-item>
        <text:list-item>
          <text:p text:style-name="P6">ctclass – name of class, which contains compile time constants. By default -- CompileTimeConstants.</text:p>
        </text:list-item>
        <text:list-item>
          <text:p text:style-name="P6">silent: be silent</text:p>
        </text:list-item>
        <text:list-item>
          <text:p text:style-name="P6">dump: </text:p>
        </text:list-item>
        <text:list-item>
          <text:p text:style-name="P6">fork – optional, run jpe in separate process.</text:p>
        </text:list-item>
        <text:list-item>
          <text:p text:style-name="P6">failOnError – optional, fail if jpe can't process files. <text:s/>By default – true.</text:p>
        </text:list-item>
        <text:list-item>
          <text:p text:style-name="P6">Transformation – optional. Set default transformation of source code. (by default – JPE).</text:p>
        </text:list-item>
      </text:list>
      <text:p text:style-name="Standard">And following nested elements:</text:p>
      <text:list text:style-name="L3">
        <text:list-item>
          <text:p text:style-name="P7">includedirs. <text:bookmark-start text:name="DDE_LINK"/><text:s/>Path-like structure, where must be specified directories with sources, from which processed sources id depend, <text:s/>needed for name resolution.<text:bookmark-end text:name="DDE_LINK"/></text:p>
        </text:list-item>
        <text:list-item>
          <text:p text:style-name="P7">Includejars. <text:s text:c="2"/>Path-like structure, where must be specified jar archives with classes, from which processed sources id depend, <text:s/>needed for name resolution.</text:p>
        </text:list-item>
        <text:list-item>
          <text:p text:style-name="P7">ctconstant. <text:s/>Custom element which specify compile time constant. Has two attributes:</text:p>
          <text:list>
            <text:list-item>
              <text:p text:style-name="P7">name <text:s/>-- name of constant.</text:p>
            </text:list-item>
            <text:list-item>
              <text:p text:style-name="P7">value <text:s/>-- value of constant.</text:p>
            </text:list-item>
          </text:list>
        </text:list-item>
        <text:list-item>
          <text:p text:style-name="P7">disable. <text:s/>Custom element which specify class, to which transformation is not applied.</text:p>
        </text:list-item>
        <text:list-item>
          <text:p text:style-name="P7">jvmarg. <text:s/>Pass additional argument to java virtual machine. <text:s/>Useful only if fork is set to true.</text:p>
        </text:list-item>
        <text:list-item>
          <text:p text:style-name="P7">devirtualization. <text:s/>Custom element, which specify enabling/disabling of devirtualization <text:s/>optimization. Attributes will be described later.</text:p>
        </text:list-item>
        <text:list-item>
          <text:p text:style-name="P7">eliminateUnreacheble. <text:s/>Custom element, which specify <text:s/>enabling/disabling of elimination of unreachable code.</text:p>
        </text:list-item>
      </text:list>
      <text:p text:style-name="P8"/>
      <text:p text:style-name="P8">Example: <text:s/>transformation for demo-sources of JPE itself:</text:p>
      <text:p text:style-name="P8"/>
      <text:p text:style-name="Preformatted_20_Text"><text:s text:c="4"/>&lt;target name="build-demo-sources"&gt;</text:p>
      <text:p text:style-name="Preformatted_20_Text"><text:s text:c="6"/>&lt;jpe jpehome="${jpehome}"</text:p>
      <text:p text:style-name="Preformatted_20_Text"><text:s text:c="11"/>input="src"</text:p>
      <text:p text:style-name="Preformatted_20_Text"><text:s text:c="11"/>output="output/jpe-demo" </text:p>
      <text:p text:style-name="Preformatted_20_Text"><text:s text:c="11"/>createOutputDir="true"</text:p>
      <text:p text:style-name="Preformatted_20_Text"><text:s text:c="11"/>&gt;</text:p>
      <text:p text:style-name="Preformatted_20_Text"><text:s text:c="8"/>&lt;includejars&gt;</text:p>
      <text:p text:style-name="Preformatted_20_Text"><text:s text:c="10"/>&lt;pathelement location="${jpehome}/lib/TermWare2.jar" /&gt;</text:p>
      <text:p text:style-name="Preformatted_20_Text"><text:s text:c="10"/>&lt;pathelement location="${jpehome}/lib/JavaChecker2.jar" /&gt;</text:p>
      <text:p text:style-name="Preformatted_20_Text"><text:s text:c="10"/>&lt;pathelement location="${jpehome}/lib/JavaChecker2Annotations.jar" /&gt;</text:p>
      <text:p text:style-name="Preformatted_20_Text"><text:s text:c="10"/>&lt;pathelement location="${jpehome}/lib/TermWareJPP.jar" /&gt;</text:p>
      <text:p text:style-name="Preformatted_20_Text"><text:s text:c="10"/>&lt;pathelement location="${jpehome}/lib/ant.jar" /&gt;</text:p>
      <text:p text:style-name="Preformatted_20_Text"><text:s text:c="8"/>&lt;/includejars&gt;</text:p>
      <text:p text:style-name="Preformatted_20_Text"><text:s text:c="8"/>&lt;ctconstant name="DEMO" value="true" /&gt;</text:p>
      <text:p text:style-name="Preformatted_20_Text"><text:s text:c="8"/>&lt;devirtualization enabled="true" /&gt;</text:p>
      <text:p text:style-name="Preformatted_20_Text"><text:s text:c="8"/>&lt;eliminateUnreachable enabled="true" &gt;</text:p>
      <text:p text:style-name="Preformatted_20_Text"><text:s text:c="11"/>&lt;reachable classnamepattern="ua.gradsoft.jpe.Main"/&gt;</text:p>
      <text:p text:style-name="Preformatted_20_Text"><text:s text:c="8"/>&lt;/eliminateUnreachable&gt;</text:p>
      <text:p text:style-name="Preformatted_20_Text"><text:s text:c="6"/>&lt;/jpe&gt;</text:p>
      <text:p text:style-name="Preformatted_20_Text"><text:s text:c="4"/>&lt;/target&gt;</text:p>
      <text:h text:style-name="Heading_20_1" text:outline-level="1">Optimizations.</text:h>
      <text:p text:style-name="P8"/>
      <text:h text:style-name="Heading_20_2" text:outline-level="2"><text:bookmark-start text:name="DDE_LINK1"/>Devirtualization.<text:bookmark-end text:name="DDE_LINK1"/></text:h>
      <text:p text:style-name="P8"/>
      <text:p text:style-name="P8">Idea of <text:s/>method calls devirtualization is substitution of virtual method calls by non-virtual when program analysis shows us, that concrete type of method is statically known. <text:s/>In some cases <text:s/>such transformation <text:s/>can cause significant speedup of program execution. <text:s/>One of simple devirtualization strategies is just <text:s/>mark as final all classes, which have no descedents. <text:s text:c="2"/>Availability of <text:s/>descedents can be checked by global source analysis. <text:s/>Note, that such optimization can not be performed <text:s/>by <text:s/>compiler or VM, because compiler does not do global analysis (i.e. <text:s/>does not know, that other classes, than in classpath will be called and so on)</text:p>
      <text:p text:style-name="P8"/>
      <text:p text:style-name="P8">Devirtualization parameters can be set from the command line:</text:p>
      <text:p text:style-name="P8"/>
      <text:list text:style-name="L4">
        <text:list-item>
          <text:p text:style-name="P9">--devirtualization-enabled <text:s text:c="2"/>- enable devirtualization.</text:p>
        </text:list-item>
        <text:list-item>
          <text:p text:style-name="P9">--devirtualization-except <text:s text:c="2"/>&lt;classnamepattern&gt; <text:s text:c="2"/>-- <text:s/>does <text:s/>not <text:s/>mark as final classes, which can be mathed with classnamepattern. <text:s/>(classnamepattern is java regular expression)</text:p>
        </text:list-item>
      </text:list>
      <text:p text:style-name="P8"/>
      <text:p text:style-name="P8">Or from ant script via nested element <text:s/>devirtualization with </text:p>
      <text:list text:style-name="L5">
        <text:list-item>
          <text:p text:style-name="P10">enable <text:s/>-- boolean attribute.</text:p>
        </text:list-item>
        <text:list-item>
          <text:p text:style-name="P10">except <text:s/>-- nested element with <text:s/>attribute</text:p>
          <text:list>
            <text:list-item>
              <text:p text:style-name="P10">classnamepattern – must contains classname pattern</text:p>
            </text:list-item>
          </text:list>
        </text:list-item>
      </text:list>
      <text:p text:style-name="P8"/>
      <text:p text:style-name="P8">ie. next <text:s/>target:</text:p>
      <text:p text:style-name="P8"/>
      <text:p text:style-name="Preformatted_20_Text">&lt;target name=”build-dv-sources”&gt;</text:p>
      <text:p text:style-name="Preformatted_20_Text"><text:s text:c="2"/>&lt;jpe input=”src” output=”generated-1”&gt;</text:p>
      <text:p text:style-name="Preformatted_20_Text"><text:s text:c="2"/>&lt;ctconstant name=”A” value=”1” /&gt;</text:p>
      <text:p text:style-name="Preformatted_20_Text"><text:s text:c="2"/>&lt;devirtualization enabled=”true”&gt;</text:p>
      <text:p text:style-name="Preformatted_20_Text"><text:s text:c="5"/>&lt;except classnamepattern=”well.known.plagin.base.*”/&gt;</text:p>
      <text:p text:style-name="Preformatted_20_Text"><text:s text:c="2"/>&lt;/devirtualization&gt;</text:p>
      <text:p text:style-name="Preformatted_20_Text"><text:s text:c="2"/>&lt;/jpe&gt;</text:p>
      <text:p text:style-name="Preformatted_20_Text">&lt;/target&gt;</text:p>
      <text:p text:style-name="Preformatted_20_Text"/>
      <text:p text:style-name="Standard">will cause patial evaluation of text from src into </text:p>
      <text:h text:style-name="P11" text:outline-level="2">Unreachable code elimination.</text:h>
      <text:p text:style-name="P12">Idea of method is walking from some initial <text:s/>set of <text:s/>entry classes and mark all reachable classes. <text:s/>All other classes can be safety deleted from our system, because execution will never reach ones. <text:s/>Note, that this again is a global optimization (ie compiler can't do this) and that some classes, reachable in original version of program can become unreachable after partial evaluation. <text:s/>(For example, if in examples from <text:span text:style-name="T4">Introduction</text:span> chapter mark <text:span text:style-name="T5">Main</text:span> as reachable, that <text:span text:style-name="T5">CompileTimeConstant</text:span> class will be completely eliminated). Also we need to point system on classes, which are reachable only from reflection or some external API.</text:p>
      <text:p text:style-name="P12">Also unused private methods and fields inside classes can be eliminated. <text:s/>I. e. let we have next class:</text:p>
      <text:p text:style-name="Preformatted_20_Text">class A {</text:p>
      <text:p text:style-name="Preformatted_20_Text"><text:s text:c="2"/>public void <text:s/>a() </text:p>
      <text:p text:style-name="Preformatted_20_Text"><text:s text:c="2"/>{</text:p>
      <text:p text:style-name="Preformatted_20_Text"><text:s text:c="4"/>if (CompileTimeConstants.X) {</text:p>
      <text:p text:style-name="Preformatted_20_Text"><text:s text:c="7"/>b();</text:p>
      <text:p text:style-name="Preformatted_20_Text"><text:s text:c="4"/>}else{</text:p>
      <text:p text:style-name="Preformatted_20_Text"><text:s text:c="7"/>c();</text:p>
      <text:p text:style-name="Preformatted_20_Text"><text:s text:c="4"/>}</text:p>
      <text:p text:style-name="Preformatted_20_Text"><text:s text:c="2"/>}</text:p>
      <text:p text:style-name="Preformatted_20_Text"><text:s text:c="2"/>private void b() {</text:p>
      <text:p text:style-name="Preformatted_20_Text"><text:s text:c="5"/>System.out.println(“b”);</text:p>
      <text:p text:style-name="Preformatted_20_Text"><text:s text:c="2"/>}</text:p>
      <text:p text:style-name="Preformatted_20_Text"><text:s text:c="2"/>private void c() {</text:p>
      <text:p text:style-name="Preformatted_20_Text"><text:s text:c="5"/>System.out.println(“c”);</text:p>
      <text:p text:style-name="Preformatted_20_Text"><text:s text:c="2"/>}</text:p>
      <text:p text:style-name="Preformatted_20_Text">}</text:p>
      <text:p text:style-name="Preformatted_20_Text"/>
      <text:p text:style-name="P12">then after passing jpe with X=1 and unreachable code elimination we will have:</text:p>
      <text:p text:style-name="Preformatted_20_Text">class A {</text:p>
      <text:p text:style-name="Preformatted_20_Text"><text:s text:c="2"/>public void <text:s/>a() </text:p>
      <text:p text:style-name="Preformatted_20_Text"><text:s text:c="2"/>{</text:p>
      <text:p text:style-name="Preformatted_20_Text"><text:s text:c="7"/>b();</text:p>
      <text:p text:style-name="Preformatted_20_Text"><text:s text:c="2"/>}</text:p>
      <text:p text:style-name="Preformatted_20_Text"><text:s text:c="2"/>private void b() {</text:p>
      <text:p text:style-name="Preformatted_20_Text"><text:s text:c="5"/>System.out.println(“b”);</text:p>
      <text:p text:style-name="Preformatted_20_Text"><text:s text:c="2"/>}</text:p>
      <text:p text:style-name="Preformatted_20_Text"><text:s/></text:p>
      <text:p text:style-name="P13">}</text:p>
      <text:p text:style-name="P12"/>
      <text:p text:style-name="P12">Elimination parameters, as usual, can be set from command line or form ant script.</text:p>
      <text:p text:style-name="P12">From command line:</text:p>
      <text:list text:style-name="L7">
        <text:list-item>
          <text:p text:style-name="P14">--eliminate-unreachable <text:s text:c="2"/>- enable such transformations.</text:p>
        </text:list-item>
        <text:list-item>
          <text:p text:style-name="P14">--reachable <text:s text:c="2"/>&lt;classnamepattern&gt; <text:s/>-- java pattern for <text:s/>classes, which must be reachable.</text:p>
        </text:list-item>
      </text:list>
      <text:p text:style-name="P12">From ant script:</text:p>
      <text:list text:style-name="L8">
        <text:list-item>
          <text:p text:style-name="P15">eliminateUnreachable – nested element with </text:p>
          <text:list>
            <text:list-item>
              <text:p text:style-name="P15">enabled <text:s/>-- boolean attribute;</text:p>
            </text:list-item>
            <text:list-item>
              <text:p text:style-name="P15">reachable – nested element with attribute:</text:p>
              <text:list>
                <text:list-item>
                  <text:p text:style-name="P15">classnamepattern -- <text:s/>must contains classname pattern.</text:p>
                </text:list-item>
              </text:list>
            </text:list-item>
          </text:list>
        </text:list-item>
      </text:list>
      <text:h text:style-name="Heading_20_1" text:outline-level="1"/>
      <text:h text:style-name="Heading_20_1" text:outline-level="1">Document attributes.</text:h>
      <text:p text:style-name="Text_20_body"><text:s text:c="3"/>Organization: <text:s text:c="2"/>Grad-Soft <text:s/>Ltd, Kiev, Ukraine. <text:s/><text:a xlink:type="simple" xlink:href="http://www.gradsoft.ua/">http://www.gradsoft.ua</text:a></text:p>
      <text:p text:style-name="Text_20_body"><text:s text:c="3"/>Author: <text:s/>Ruslan Shevchenko <text:s/><text:a xlink:type="simple" xlink:href="mailto:Ruslan@Shevchenko.Kiev.UA">Ruslan@Shevchenko.Kiev.UA</text:a></text:p>
      <text:p text:style-name="Text_20_body"><text:s text:c="3"/>Version: <text:s/>1.0</text:p>
      <text:p text:style-name="Text_20_body"><text:s text:c="3"/>History of <text:s/>changes:</text:p>
      <text:p text:style-name="Text_20_body"><text:s text:c="13"/>05.10.2007 <text:s text:c="2"/>version 1.0.0</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Arial" fo:font-size="12pt" fo:language="en" fo:country="US" style:font-name-asian="DejaVu LGC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LGC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uslan Shevchenko</meta:initial-creator>
    <meta:creation-date>2007-09-17T21:40:49</meta:creation-date>
    <dc:creator>Ruslan Shevchenko</dc:creator>
    <dc:date>2007-10-15T18:06:41</dc:date>
    <dc:language>en-US</dc:language>
    <meta:editing-cycles>11</meta:editing-cycles>
    <meta:editing-duration>P3DT13H3M54S</meta:editing-duration>
    <meta:user-defined meta:name="Info 1"/>
    <meta:user-defined meta:name="Info 2"/>
    <meta:user-defined meta:name="Info 3"/>
    <meta:user-defined meta:name="Info 4"/>
    <meta:document-statistic meta:table-count="1" meta:image-count="0" meta:object-count="0" meta:page-count="8" meta:paragraph-count="244" meta:word-count="1559" meta:character-count="11923"/>
  </office:meta>
</office:document-meta>
</file>